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16.63mm"/>
    </style:style>
    <style:style style:name="co5" style:family="table-column">
      <style:table-column-properties fo:break-before="auto" style:column-width="15.8mm"/>
    </style:style>
    <style:style style:name="co6" style:family="table-column">
      <style:table-column-properties fo:break-before="auto" style:column-width="47.33mm"/>
    </style:style>
    <style:style style:name="co7" style:family="table-column">
      <style:table-column-properties fo:break-before="auto" style:column-width="39.53mm"/>
    </style:style>
    <style:style style:name="co8" style:family="table-column">
      <style:table-column-properties fo:break-before="auto" style:column-width="35.15mm"/>
    </style:style>
    <style:style style:name="co9" style:family="table-column">
      <style:table-column-properties fo:break-before="auto" style:column-width="22.93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4.33mm"/>
    </style:style>
    <style:style style:name="co13" style:family="table-column">
      <style:table-column-properties fo:break-before="auto" style:column-width="32.67mm"/>
    </style:style>
    <style:style style:name="co14" style:family="table-column">
      <style:table-column-properties fo:break-before="auto" style:column-width="37.09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42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MNG_OFF-1ReqsPerSe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0744" calcext:value-type="float">
            <text:p>1110744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4944" calcext:value-type="float">
            <text:p>110,4944</text:p>
          </table:table-cell>
          <table:table-cell office:value-type="float" office:value="5.49738236641551" calcext:value-type="float">
            <text:p>5,49738236641551</text:p>
          </table:table-cell>
          <table:table-cell office:value-type="float" office:value="4.97525880625218" calcext:value-type="float">
            <text:p>4,97525880625218</text:p>
          </table:table-cell>
          <table:table-cell office:value-type="float" office:value="4.50148729140108" calcext:value-type="float">
            <text:p>4,5014872914010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6712" calcext:value-type="float">
            <text:p>1116712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.4491" calcext:value-type="float">
            <text:p>116,4491</text:p>
          </table:table-cell>
          <table:table-cell office:value-type="float" office:value="7.43765696063656" calcext:value-type="float">
            <text:p>7,43765696063656</text:p>
          </table:table-cell>
          <table:table-cell office:value-type="float" office:value="6.38704546504573" calcext:value-type="float">
            <text:p>6,38704546504573</text:p>
          </table:table-cell>
          <table:table-cell office:value-type="float" office:value="8.95486033999814" calcext:value-type="float">
            <text:p>8,9548603399981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1960" calcext:value-type="float">
            <text:p>1121960</text:p>
          </table:table-cell>
          <table:table-cell table:number-columns-repeated="2"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710333333333" calcext:value-type="float">
            <text:p>121,710333333333</text:p>
          </table:table-cell>
          <table:table-cell office:value-type="float" office:value="10.5595072534242" calcext:value-type="float">
            <text:p>10,5595072534242</text:p>
          </table:table-cell>
          <table:table-cell office:value-type="float" office:value="8.67593322951834" calcext:value-type="float">
            <text:p>8,67593322951834</text:p>
          </table:table-cell>
          <table:table-cell office:value-type="float" office:value="13.3694605868302" calcext:value-type="float">
            <text:p>13,3694605868302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3635" calcext:value-type="float">
            <text:p>1133635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33395" calcext:value-type="float">
            <text:p>133,33395</text:p>
          </table:table-cell>
          <table:table-cell office:value-type="float" office:value="14.3836668444141" calcext:value-type="float">
            <text:p>14,3836668444141</text:p>
          </table:table-cell>
          <table:table-cell office:value-type="float" office:value="10.7877002401969" calcext:value-type="float">
            <text:p>10,7877002401969</text:p>
          </table:table-cell>
          <table:table-cell office:value-type="float" office:value="17.6423628416554" calcext:value-type="float">
            <text:p>17,642362841655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57304" calcext:value-type="float">
            <text:p>1157304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.991675" calcext:value-type="float">
            <text:p>156,991675</text:p>
          </table:table-cell>
          <table:table-cell office:value-type="float" office:value="23.1809391438929" calcext:value-type="float">
            <text:p>23,1809391438929</text:p>
          </table:table-cell>
          <table:table-cell office:value-type="float" office:value="14.7657123499656" calcext:value-type="float">
            <text:p>14,7657123499656</text:p>
          </table:table-cell>
          <table:table-cell office:value-type="float" office:value="34.5630880045347" calcext:value-type="float">
            <text:p>34,5630880045347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0338" calcext:value-type="float">
            <text:p>1230338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.826816666667" calcext:value-type="float">
            <text:p>228,826816666667</text:p>
          </table:table-cell>
          <table:table-cell office:value-type="float" office:value="31.8119724458089" calcext:value-type="float">
            <text:p>31,8119724458089</text:p>
          </table:table-cell>
          <table:table-cell office:value-type="float" office:value="13.9022046931456" calcext:value-type="float">
            <text:p>13,9022046931456</text:p>
          </table:table-cell>
          <table:table-cell office:value-type="float" office:value="48.7670867680263" calcext:value-type="float">
            <text:p>48,7670867680263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10907" calcext:value-type="float">
            <text:p>1310907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.525975" calcext:value-type="float">
            <text:p>310,525975</text:p>
          </table:table-cell>
          <table:table-cell office:value-type="float" office:value="51.175103677861" calcext:value-type="float">
            <text:p>51,175103677861</text:p>
          </table:table-cell>
          <table:table-cell office:value-type="float" office:value="16.4801362197997" calcext:value-type="float">
            <text:p>16,4801362197997</text:p>
          </table:table-cell>
          <table:table-cell office:value-type="float" office:value="61.0264496260986" calcext:value-type="float">
            <text:p>61,0264496260986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3506" calcext:value-type="float">
            <text:p>1333506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.40739" calcext:value-type="float">
            <text:p>330,40739</text:p>
          </table:table-cell>
          <table:table-cell office:value-type="float" office:value="163.599272463564" calcext:value-type="float">
            <text:p>163,599272463564</text:p>
          </table:table-cell>
          <table:table-cell office:value-type="float" office:value="49.5144108197955" calcext:value-type="float">
            <text:p>49,5144108197955</text:p>
          </table:table-cell>
          <table:table-cell office:value-type="float" office:value="74.9902887576059" calcext:value-type="float">
            <text:p>74,9902887576059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33151" calcext:value-type="float">
            <text:p>1633151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4.399008" calcext:value-type="float">
            <text:p>594,399008</text:p>
          </table:table-cell>
          <table:table-cell office:value-type="float" office:value="546.351159463375" calcext:value-type="float">
            <text:p>546,351159463375</text:p>
          </table:table-cell>
          <table:table-cell office:value-type="float" office:value="91.9165664999519" calcext:value-type="float">
            <text:p>91,9165664999519</text:p>
          </table:table-cell>
          <table:table-cell office:value-type="float" office:value="153.078313028005" calcext:value-type="float">
            <text:p>153,078313028005</text:p>
          </table:table-cell>
          <table:table-cell office:value-type="float" office:value="0" calcext:value-type="float">
            <text:p>0</text:p>
          </table:table-cell>
          <table:table-cell office:value-type="float" office:value="15257" calcext:value-type="float">
            <text:p>1525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58581" calcext:value-type="float">
            <text:p>2358581</text:p>
          </table:table-cell>
          <table:table-cell table:number-columns-repeated="2" office:value-type="float" office:value="499915" calcext:value-type="float">
            <text:p>49991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212.64963643819" calcext:value-type="float">
            <text:p>1212,64963643819</text:p>
          </table:table-cell>
          <table:table-cell office:value-type="float" office:value="1703.46944727911" calcext:value-type="float">
            <text:p>1703,46944727911</text:p>
          </table:table-cell>
          <table:table-cell office:value-type="float" office:value="140.474989320291" calcext:value-type="float">
            <text:p>140,474989320291</text:p>
          </table:table-cell>
          <table:table-cell office:value-type="float" office:value="211.955832765548" calcext:value-type="float">
            <text:p>211,955832765548</text:p>
          </table:table-cell>
          <table:table-cell office:value-type="float" office:value="0.0170028904913835" calcext:value-type="float">
            <text:p>0,017002890491384</text:p>
          </table:table-cell>
          <table:table-cell office:value-type="float" office:value="64792" calcext:value-type="float">
            <text:p>6479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67595" calcext:value-type="float">
            <text:p>3267595</text:p>
          </table:table-cell>
          <table:table-cell table:number-columns-repeated="2" office:value-type="float" office:value="749896" calcext:value-type="float">
            <text:p>749896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225.58189535616" calcext:value-type="float">
            <text:p>2225,58189535616</text:p>
          </table:table-cell>
          <table:table-cell office:value-type="float" office:value="1022.31767363657" calcext:value-type="float">
            <text:p>1022,31767363657</text:p>
          </table:table-cell>
          <table:table-cell office:value-type="float" office:value="45.9348485791386" calcext:value-type="float">
            <text:p>45,9348485791386</text:p>
          </table:table-cell>
          <table:table-cell office:value-type="float" office:value="229.49478133" calcext:value-type="float">
            <text:p>229,49478133</text:p>
          </table:table-cell>
          <table:table-cell office:value-type="float" office:value="0.0138685897777825" calcext:value-type="float">
            <text:p>0,013868589777783</text:p>
          </table:table-cell>
          <table:table-cell office:value-type="float" office:value="65128" calcext:value-type="float">
            <text:p>651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85021" calcext:value-type="float">
            <text:p>4385021</text:p>
          </table:table-cell>
          <table:table-cell table:number-columns-repeated="2" office:value-type="float" office:value="999871" calcext:value-type="float">
            <text:p>999871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261.55350940271" calcext:value-type="float">
            <text:p>3261,55350940271</text:p>
          </table:table-cell>
          <table:table-cell office:value-type="float" office:value="1511.29342772477" calcext:value-type="float">
            <text:p>1511,29342772477</text:p>
          </table:table-cell>
          <table:table-cell office:value-type="float" office:value="46.3366130087355" calcext:value-type="float">
            <text:p>46,3366130087355</text:p>
          </table:table-cell>
          <table:table-cell office:value-type="float" office:value="228.01966056719" calcext:value-type="float">
            <text:p>228,01966056719</text:p>
          </table:table-cell>
          <table:table-cell office:value-type="float" office:value="0.0129016643146966" calcext:value-type="float">
            <text:p>0,012901664314697</text:p>
          </table:table-cell>
          <table:table-cell office:value-type="float" office:value="66610" calcext:value-type="float">
            <text:p>66610</text:p>
          </table:table-cell>
          <table:table-cell office:value-type="float" office:value="101" calcext:value-type="float">
            <text:p>101</text:p>
          </table:table-cell>
        </table:table-row>
      </table:table>
      <table:table table:name="MNG_OFF-10ReqsPerSec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848" calcext:value-type="float">
            <text:p>208848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6316" calcext:value-type="float">
            <text:p>108,6316</text:p>
          </table:table-cell>
          <table:table-cell office:value-type="float" office:value="4.08847460123127" calcext:value-type="float">
            <text:p>4,08847460123127</text:p>
          </table:table-cell>
          <table:table-cell office:value-type="float" office:value="3.76361445585932" calcext:value-type="float">
            <text:p>3,76361445585932</text:p>
          </table:table-cell>
          <table:table-cell office:value-type="float" office:value="23.9408565080824" calcext:value-type="float">
            <text:p>23,940856508082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577" calcext:value-type="float">
            <text:p>215577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3456" calcext:value-type="float">
            <text:p>115,3456</text:p>
          </table:table-cell>
          <table:table-cell office:value-type="float" office:value="7.04391384900689" calcext:value-type="float">
            <text:p>7,04391384900689</text:p>
          </table:table-cell>
          <table:table-cell office:value-type="float" office:value="6.10679024514753" calcext:value-type="float">
            <text:p>6,10679024514753</text:p>
          </table:table-cell>
          <table:table-cell office:value-type="float" office:value="46.3871377744379" calcext:value-type="float">
            <text:p>46,387137774437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0273" calcext:value-type="float">
            <text:p>220273</text:p>
          </table:table-cell>
          <table:table-cell table:number-columns-repeated="2"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029866666667" calcext:value-type="float">
            <text:p>120,029866666667</text:p>
          </table:table-cell>
          <table:table-cell office:value-type="float" office:value="9.97959321820996" calcext:value-type="float">
            <text:p>9,97959321820996</text:p>
          </table:table-cell>
          <table:table-cell office:value-type="float" office:value="8.31425835531765" calcext:value-type="float">
            <text:p>8,31425835531765</text:p>
          </table:table-cell>
          <table:table-cell office:value-type="float" office:value="68.0973156038189" calcext:value-type="float">
            <text:p>68,0973156038189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1192" calcext:value-type="float">
            <text:p>231192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91055" calcext:value-type="float">
            <text:p>130,91055</text:p>
          </table:table-cell>
          <table:table-cell office:value-type="float" office:value="12.7564879609066" calcext:value-type="float">
            <text:p>12,7564879609066</text:p>
          </table:table-cell>
          <table:table-cell office:value-type="float" office:value="9.74443080477979" calcext:value-type="float">
            <text:p>9,74443080477979</text:p>
          </table:table-cell>
          <table:table-cell office:value-type="float" office:value="86.5081836741756" calcext:value-type="float">
            <text:p>86,5081836741756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719" calcext:value-type="float">
            <text:p>255719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.07325" calcext:value-type="float">
            <text:p>155,07325</text:p>
          </table:table-cell>
          <table:table-cell office:value-type="float" office:value="23.6201414520438" calcext:value-type="float">
            <text:p>23,6201414520438</text:p>
          </table:table-cell>
          <table:table-cell office:value-type="float" office:value="15.2316027761357" calcext:value-type="float">
            <text:p>15,2316027761357</text:p>
          </table:table-cell>
          <table:table-cell office:value-type="float" office:value="156.421697253626" calcext:value-type="float">
            <text:p>156,421697253626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1931" calcext:value-type="float">
            <text:p>331931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.881766666667" calcext:value-type="float">
            <text:p>230,881766666667</text:p>
          </table:table-cell>
          <table:table-cell office:value-type="float" office:value="27.0348226473342" calcext:value-type="float">
            <text:p>27,0348226473342</text:p>
          </table:table-cell>
          <table:table-cell office:value-type="float" office:value="11.7093796697967" calcext:value-type="float">
            <text:p>11,7093796697967</text:p>
          </table:table-cell>
          <table:table-cell office:value-type="float" office:value="180.760459252073" calcext:value-type="float">
            <text:p>180,760459252073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5655" calcext:value-type="float">
            <text:p>415655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.519375" calcext:value-type="float">
            <text:p>312,519375</text:p>
          </table:table-cell>
          <table:table-cell office:value-type="float" office:value="57.8748267237491" calcext:value-type="float">
            <text:p>57,8748267237491</text:p>
          </table:table-cell>
          <table:table-cell office:value-type="float" office:value="18.5187963862238" calcext:value-type="float">
            <text:p>18,5187963862238</text:p>
          </table:table-cell>
          <table:table-cell office:value-type="float" office:value="192.46731063021" calcext:value-type="float">
            <text:p>192,46731063021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0761" calcext:value-type="float">
            <text:p>510761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.82637" calcext:value-type="float">
            <text:p>395,82637</text:p>
          </table:table-cell>
          <table:table-cell office:value-type="float" office:value="212.390059367185" calcext:value-type="float">
            <text:p>212,390059367185</text:p>
          </table:table-cell>
          <table:table-cell office:value-type="float" office:value="53.657379968693" calcext:value-type="float">
            <text:p>53,657379968693</text:p>
          </table:table-cell>
          <table:table-cell office:value-type="float" office:value="195.786287519995" calcext:value-type="float">
            <text:p>195,786287519995</text:p>
          </table:table-cell>
          <table:table-cell office:value-type="float" office:value="0" calcext:value-type="float">
            <text:p>0</text:p>
          </table:table-cell>
          <table:table-cell office:value-type="float" office:value="3554" calcext:value-type="float">
            <text:p>355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17880" calcext:value-type="float">
            <text:p>1217880</text:p>
          </table:table-cell>
          <table:table-cell table:number-columns-repeated="2" office:value-type="float" office:value="249941" calcext:value-type="float">
            <text:p>24994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5.80298950552" calcext:value-type="float">
            <text:p>1005,80298950552</text:p>
          </table:table-cell>
          <table:table-cell office:value-type="float" office:value="2469.65643456437" calcext:value-type="float">
            <text:p>2469,65643456437</text:p>
          </table:table-cell>
          <table:table-cell office:value-type="float" office:value="245.540772927958" calcext:value-type="float">
            <text:p>245,540772927958</text:p>
          </table:table-cell>
          <table:table-cell office:value-type="float" office:value="205.226294873058" calcext:value-type="float">
            <text:p>205,226294873058</text:p>
          </table:table-cell>
          <table:table-cell office:value-type="float" office:value="0.0236055709147359" calcext:value-type="float">
            <text:p>0,023605570914736</text:p>
          </table:table-cell>
          <table:table-cell office:value-type="float" office:value="64008" calcext:value-type="float">
            <text:p>6400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56536" calcext:value-type="float">
            <text:p>2156536</text:p>
          </table:table-cell>
          <table:table-cell table:number-columns-repeated="2" office:value-type="float" office:value="499835" calcext:value-type="float">
            <text:p>49983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032.91004231396" calcext:value-type="float">
            <text:p>2032,91004231396</text:p>
          </table:table-cell>
          <table:table-cell office:value-type="float" office:value="684.707275702555" calcext:value-type="float">
            <text:p>684,707275702555</text:p>
          </table:table-cell>
          <table:table-cell office:value-type="float" office:value="33.6811399152313" calcext:value-type="float">
            <text:p>33,6811399152313</text:p>
          </table:table-cell>
          <table:table-cell office:value-type="float" office:value="231.776793895395" calcext:value-type="float">
            <text:p>231,776793895395</text:p>
          </table:table-cell>
          <table:table-cell office:value-type="float" office:value="0.0330108935948863" calcext:value-type="float">
            <text:p>0,033010893594886</text:p>
          </table:table-cell>
          <table:table-cell office:value-type="float" office:value="31320" calcext:value-type="float">
            <text:p>313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45666" calcext:value-type="float">
            <text:p>3245666</text:p>
          </table:table-cell>
          <table:table-cell table:number-columns-repeated="2" office:value-type="float" office:value="749859" calcext:value-type="float">
            <text:p>74985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float" office:value="3086.44425552004" calcext:value-type="float">
            <text:p>3086,44425552004</text:p>
          </table:table-cell>
          <table:table-cell office:value-type="float" office:value="1744.44887074441" calcext:value-type="float">
            <text:p>1744,44887074441</text:p>
          </table:table-cell>
          <table:table-cell office:value-type="float" office:value="56.5196947142171" calcext:value-type="float">
            <text:p>56,5196947142171</text:p>
          </table:table-cell>
          <table:table-cell office:value-type="float" office:value="231.033938797153" calcext:value-type="float">
            <text:p>231,033938797153</text:p>
          </table:table-cell>
          <table:table-cell office:value-type="float" office:value="0.0188035350645921" calcext:value-type="float">
            <text:p>0,018803535064592</text:p>
          </table:table-cell>
          <table:table-cell office:value-type="float" office:value="66379" calcext:value-type="float">
            <text:p>663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54917" calcext:value-type="float">
            <text:p>4354917</text:p>
          </table:table-cell>
          <table:table-cell table:number-columns-repeated="2" office:value-type="float" office:value="999806" calcext:value-type="float">
            <text:p>999806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4088.20665809167" calcext:value-type="float">
            <text:p>4088,20665809167</text:p>
          </table:table-cell>
          <table:table-cell office:value-type="float" office:value="1832.84169906078" calcext:value-type="float">
            <text:p>1832,84169906078</text:p>
          </table:table-cell>
          <table:table-cell office:value-type="float" office:value="44.8324131421559" calcext:value-type="float">
            <text:p>44,8324131421559</text:p>
          </table:table-cell>
          <table:table-cell office:value-type="float" office:value="229.580954126106" calcext:value-type="float">
            <text:p>229,580954126106</text:p>
          </table:table-cell>
          <table:table-cell office:value-type="float" office:value="0.0194037643302801" calcext:value-type="float">
            <text:p>0,01940376433028</text:p>
          </table:table-cell>
          <table:table-cell office:value-type="float" office:value="68897" calcext:value-type="float">
            <text:p>68897</text:p>
          </table:table-cell>
          <table:table-cell office:value-type="float" office:value="101" calcext:value-type="float">
            <text:p>101</text:p>
          </table:table-cell>
        </table:table-row>
      </table:table>
      <table:table table:name="MNG_OFF-100ReqsPerSec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331" calcext:value-type="float">
            <text:p>119331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9334" calcext:value-type="float">
            <text:p>108,9334</text:p>
          </table:table-cell>
          <table:table-cell office:value-type="float" office:value="5.10613150592415" calcext:value-type="float">
            <text:p>5,10613150592415</text:p>
          </table:table-cell>
          <table:table-cell office:value-type="float" office:value="4.68738835464986" calcext:value-type="float">
            <text:p>4,68738835464986</text:p>
          </table:table-cell>
          <table:table-cell office:value-type="float" office:value="41.9002606196211" calcext:value-type="float">
            <text:p>41,900260619621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1350" calcext:value-type="float">
            <text:p>13135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2677" calcext:value-type="float">
            <text:p>120,2677</text:p>
          </table:table-cell>
          <table:table-cell office:value-type="float" office:value="14.1843066861097" calcext:value-type="float">
            <text:p>14,1843066861097</text:p>
          </table:table-cell>
          <table:table-cell office:value-type="float" office:value="11.7939452455728" calcext:value-type="float">
            <text:p>11,7939452455728</text:p>
          </table:table-cell>
          <table:table-cell office:value-type="float" office:value="76.1324704986677" calcext:value-type="float">
            <text:p>76,1324704986677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7794" calcext:value-type="float">
            <text:p>147794</text:p>
          </table:table-cell>
          <table:table-cell table:number-columns-repeated="2"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740466666667" calcext:value-type="float">
            <text:p>136,740466666667</text:p>
          </table:table-cell>
          <table:table-cell office:value-type="float" office:value="25.0276260943799" calcext:value-type="float">
            <text:p>25,0276260943799</text:p>
          </table:table-cell>
          <table:table-cell office:value-type="float" office:value="18.3030135149311" calcext:value-type="float">
            <text:p>18,3030135149311</text:p>
          </table:table-cell>
          <table:table-cell office:value-type="float" office:value="101.492618103577" calcext:value-type="float">
            <text:p>101,492618103577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3731" calcext:value-type="float">
            <text:p>163731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.35955" calcext:value-type="float">
            <text:p>152,35955</text:p>
          </table:table-cell>
          <table:table-cell office:value-type="float" office:value="30.2395038844433" calcext:value-type="float">
            <text:p>30,2395038844433</text:p>
          </table:table-cell>
          <table:table-cell office:value-type="float" office:value="19.8474620622358" calcext:value-type="float">
            <text:p>19,8474620622358</text:p>
          </table:table-cell>
          <table:table-cell office:value-type="float" office:value="122.151577893007" calcext:value-type="float">
            <text:p>122,151577893007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5214" calcext:value-type="float">
            <text:p>255214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.727475" calcext:value-type="float">
            <text:p>241,727475</text:p>
          </table:table-cell>
          <table:table-cell office:value-type="float" office:value="98.6287414795531" calcext:value-type="float">
            <text:p>98,6287414795531</text:p>
          </table:table-cell>
          <table:table-cell office:value-type="float" office:value="40.8016264926249" calcext:value-type="float">
            <text:p>40,8016264926249</text:p>
          </table:table-cell>
          <table:table-cell office:value-type="float" office:value="156.731213804885" calcext:value-type="float">
            <text:p>156,731213804885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2900" calcext:value-type="float">
            <text:p>282900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.019183333333" calcext:value-type="float">
            <text:p>268,019183333333</text:p>
          </table:table-cell>
          <table:table-cell office:value-type="float" office:value="123.962062846731" calcext:value-type="float">
            <text:p>123,962062846731</text:p>
          </table:table-cell>
          <table:table-cell office:value-type="float" office:value="46.2511904204111" calcext:value-type="float">
            <text:p>46,2511904204111</text:p>
          </table:table-cell>
          <table:table-cell office:value-type="float" office:value="212.089077412513" calcext:value-type="float">
            <text:p>212,089077412513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7174" calcext:value-type="float">
            <text:p>357174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.1365125" calcext:value-type="float">
            <text:p>341,1365125</text:p>
          </table:table-cell>
          <table:table-cell office:value-type="float" office:value="157.16869528256" calcext:value-type="float">
            <text:p>157,16869528256</text:p>
          </table:table-cell>
          <table:table-cell office:value-type="float" office:value="46.0720824431127" calcext:value-type="float">
            <text:p>46,0720824431127</text:p>
          </table:table-cell>
          <table:table-cell office:value-type="float" office:value="223.980468903112" calcext:value-type="float">
            <text:p>223,980468903112</text:p>
          </table:table-cell>
          <table:table-cell office:value-type="float" office:value="0" calcext:value-type="float">
            <text:p>0</text:p>
          </table:table-cell>
          <table:table-cell office:value-type="float" office:value="2012" calcext:value-type="float">
            <text:p>20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3074" calcext:value-type="float">
            <text:p>443074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5.92667" calcext:value-type="float">
            <text:p>425,92667</text:p>
          </table:table-cell>
          <table:table-cell office:value-type="float" office:value="223.854363550215" calcext:value-type="float">
            <text:p>223,854363550215</text:p>
          </table:table-cell>
          <table:table-cell office:value-type="float" office:value="52.5570196273962" calcext:value-type="float">
            <text:p>52,5570196273962</text:p>
          </table:table-cell>
          <table:table-cell office:value-type="float" office:value="225.695933410672" calcext:value-type="float">
            <text:p>225,695933410672</text:p>
          </table:table-cell>
          <table:table-cell office:value-type="float" office:value="0" calcext:value-type="float">
            <text:p>0</text:p>
          </table:table-cell>
          <table:table-cell office:value-type="float" office:value="4309" calcext:value-type="float">
            <text:p>430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83716" calcext:value-type="float">
            <text:p>1083716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6.93624" calcext:value-type="float">
            <text:p>1046,93624</text:p>
          </table:table-cell>
          <table:table-cell office:value-type="float" office:value="1043.86604115658" calcext:value-type="float">
            <text:p>1043,86604115658</text:p>
          </table:table-cell>
          <table:table-cell office:value-type="float" office:value="99.7067444294964" calcext:value-type="float">
            <text:p>99,7067444294964</text:p>
          </table:table-cell>
          <table:table-cell office:value-type="float" office:value="230.687744759697" calcext:value-type="float">
            <text:p>230,687744759697</text:p>
          </table:table-cell>
          <table:table-cell office:value-type="float" office:value="0" calcext:value-type="float">
            <text:p>0</text:p>
          </table:table-cell>
          <table:table-cell office:value-type="float" office:value="17502" calcext:value-type="float">
            <text:p>1750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58907" calcext:value-type="float">
            <text:p>2158907</text:p>
          </table:table-cell>
          <table:table-cell office:value-type="float" office:value="500000" calcext:value-type="float">
            <text:p>500000</text:p>
          </table:table-cell>
          <table:table-cell office:value-type="float" office:value="499999" calcext:value-type="float">
            <text:p>4999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10.5798991598" calcext:value-type="float">
            <text:p>2110,5798991598</text:p>
          </table:table-cell>
          <table:table-cell office:value-type="float" office:value="1872.63054329151" calcext:value-type="float">
            <text:p>1872,63054329151</text:p>
          </table:table-cell>
          <table:table-cell office:value-type="float" office:value="88.7258778517214" calcext:value-type="float">
            <text:p>88,7258778517214</text:p>
          </table:table-cell>
          <table:table-cell office:value-type="float" office:value="231.598211502394" calcext:value-type="float">
            <text:p>231,598211502394</text:p>
          </table:table-cell>
          <table:table-cell office:value-type="float" office:value="0" calcext:value-type="float">
            <text:p>0</text:p>
          </table:table-cell>
          <table:table-cell office:value-type="float" office:value="71236" calcext:value-type="float">
            <text:p>7123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45355" calcext:value-type="float">
            <text:p>3245355</text:p>
          </table:table-cell>
          <table:table-cell table:number-columns-repeated="2" office:value-type="float" office:value="749983" calcext:value-type="float">
            <text:p>7499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168.48897241671" calcext:value-type="float">
            <text:p>3168,48897241671</text:p>
          </table:table-cell>
          <table:table-cell office:value-type="float" office:value="1878.42701950675" calcext:value-type="float">
            <text:p>1878,42701950675</text:p>
          </table:table-cell>
          <table:table-cell office:value-type="float" office:value="59.28463175537" calcext:value-type="float">
            <text:p>59,28463175537</text:p>
          </table:table-cell>
          <table:table-cell office:value-type="float" office:value="231.094287065668" calcext:value-type="float">
            <text:p>231,094287065668</text:p>
          </table:table-cell>
          <table:table-cell office:value-type="float" office:value="0.00226671804560903" calcext:value-type="float">
            <text:p>0,002266718045609</text:p>
          </table:table-cell>
          <table:table-cell office:value-type="float" office:value="66585" calcext:value-type="float">
            <text:p>665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14582" calcext:value-type="float">
            <text:p>4314582</text:p>
          </table:table-cell>
          <table:table-cell table:number-columns-repeated="2" office:value-type="float" office:value="999865" calcext:value-type="float">
            <text:p>99986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4068.34419346612" calcext:value-type="float">
            <text:p>4068,34419346612</text:p>
          </table:table-cell>
          <table:table-cell office:value-type="float" office:value="1737.80918416761" calcext:value-type="float">
            <text:p>1737,80918416761</text:p>
          </table:table-cell>
          <table:table-cell office:value-type="float" office:value="42.7153923445952" calcext:value-type="float">
            <text:p>42,7153923445952</text:p>
          </table:table-cell>
          <table:table-cell office:value-type="float" office:value="231.740873159903" calcext:value-type="float">
            <text:p>231,740873159903</text:p>
          </table:table-cell>
          <table:table-cell office:value-type="float" office:value="0.0135018227460707" calcext:value-type="float">
            <text:p>0,013501822746071</text:p>
          </table:table-cell>
          <table:table-cell office:value-type="float" office:value="67572" calcext:value-type="float">
            <text:p>67572</text:p>
          </table:table-cell>
          <table:table-cell office:value-type="float" office:value="101" calcext:value-type="float">
            <text:p>101</text:p>
          </table:table-cell>
        </table:table-row>
      </table:table>
      <table:table table:name="MNG_OFF-1000ReqsPerSec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990" calcext:value-type="float">
            <text:p>110990</text:p>
          </table:table-cell>
          <table:table-cell office:value-type="float" office:value="5000" calcext:value-type="float">
            <text:p>5000</text:p>
          </table:table-cell>
          <table:table-cell office:value-type="float" office:value="4997" calcext:value-type="float">
            <text:p>49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9.515909545727" calcext:value-type="float">
            <text:p>109,515909545727</text:p>
          </table:table-cell>
          <table:table-cell office:value-type="float" office:value="6.45775186001222" calcext:value-type="float">
            <text:p>6,45775186001222</text:p>
          </table:table-cell>
          <table:table-cell office:value-type="float" office:value="5.89663354557252" calcext:value-type="float">
            <text:p>5,89663354557252</text:p>
          </table:table-cell>
          <table:table-cell office:value-type="float" office:value="45.0220740607262" calcext:value-type="float">
            <text:p>45,022074060726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814" calcext:value-type="float">
            <text:p>122814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0889" calcext:value-type="float">
            <text:p>121,0889</text:p>
          </table:table-cell>
          <table:table-cell office:value-type="float" office:value="11.7051568917203" calcext:value-type="float">
            <text:p>11,7051568917203</text:p>
          </table:table-cell>
          <table:table-cell office:value-type="float" office:value="9.66658124049379" calcext:value-type="float">
            <text:p>9,66658124049379</text:p>
          </table:table-cell>
          <table:table-cell office:value-type="float" office:value="81.4239418958751" calcext:value-type="float">
            <text:p>81,4239418958751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2473" calcext:value-type="float">
            <text:p>132473</text:p>
          </table:table-cell>
          <table:table-cell table:number-columns-repeated="2"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.4766" calcext:value-type="float">
            <text:p>130,4766</text:p>
          </table:table-cell>
          <table:table-cell office:value-type="float" office:value="22.9011793737305" calcext:value-type="float">
            <text:p>22,9011793737305</text:p>
          </table:table-cell>
          <table:table-cell office:value-type="float" office:value="17.5519437000432" calcext:value-type="float">
            <text:p>17,5519437000432</text:p>
          </table:table-cell>
          <table:table-cell office:value-type="float" office:value="113.230620579288" calcext:value-type="float">
            <text:p>113,230620579288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285" calcext:value-type="float">
            <text:p>160285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.9088" calcext:value-type="float">
            <text:p>157,9088</text:p>
          </table:table-cell>
          <table:table-cell office:value-type="float" office:value="25.2288804226499" calcext:value-type="float">
            <text:p>25,2288804226499</text:p>
          </table:table-cell>
          <table:table-cell office:value-type="float" office:value="15.9768679279748" calcext:value-type="float">
            <text:p>15,9768679279748</text:p>
          </table:table-cell>
          <table:table-cell office:value-type="float" office:value="124.777739651246" calcext:value-type="float">
            <text:p>124,777739651246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6478" calcext:value-type="float">
            <text:p>266478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2.430175" calcext:value-type="float">
            <text:p>262,430175</text:p>
          </table:table-cell>
          <table:table-cell office:value-type="float" office:value="103.369452235952" calcext:value-type="float">
            <text:p>103,369452235952</text:p>
          </table:table-cell>
          <table:table-cell office:value-type="float" office:value="39.3893165052197" calcext:value-type="float">
            <text:p>39,3893165052197</text:p>
          </table:table-cell>
          <table:table-cell office:value-type="float" office:value="150.106200136597" calcext:value-type="float">
            <text:p>150,106200136597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1585" calcext:value-type="float">
            <text:p>281585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6.214516666667" calcext:value-type="float">
            <text:p>276,214516666667</text:p>
          </table:table-cell>
          <table:table-cell office:value-type="float" office:value="118.41673758945" calcext:value-type="float">
            <text:p>118,41673758945</text:p>
          </table:table-cell>
          <table:table-cell office:value-type="float" office:value="42.8712940284578" calcext:value-type="float">
            <text:p>42,8712940284578</text:p>
          </table:table-cell>
          <table:table-cell office:value-type="float" office:value="213.079531935295" calcext:value-type="float">
            <text:p>213,079531935295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9439" calcext:value-type="float">
            <text:p>359439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.7799125" calcext:value-type="float">
            <text:p>351,7799125</text:p>
          </table:table-cell>
          <table:table-cell office:value-type="float" office:value="163.019003842919" calcext:value-type="float">
            <text:p>163,019003842919</text:p>
          </table:table-cell>
          <table:table-cell office:value-type="float" office:value="46.3411917651548" calcext:value-type="float">
            <text:p>46,3411917651548</text:p>
          </table:table-cell>
          <table:table-cell office:value-type="float" office:value="222.56905900584" calcext:value-type="float">
            <text:p>222,56905900584</text:p>
          </table:table-cell>
          <table:table-cell office:value-type="float" office:value="0" calcext:value-type="float">
            <text:p>0</text:p>
          </table:table-cell>
          <table:table-cell office:value-type="float" office:value="1960" calcext:value-type="float">
            <text:p>196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46436" calcext:value-type="float">
            <text:p>446436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6.68663" calcext:value-type="float">
            <text:p>436,68663</text:p>
          </table:table-cell>
          <table:table-cell office:value-type="float" office:value="244.348991472319" calcext:value-type="float">
            <text:p>244,348991472319</text:p>
          </table:table-cell>
          <table:table-cell office:value-type="float" office:value="55.955226170382" calcext:value-type="float">
            <text:p>55,955226170382</text:p>
          </table:table-cell>
          <table:table-cell office:value-type="float" office:value="223.996272702022" calcext:value-type="float">
            <text:p>223,996272702022</text:p>
          </table:table-cell>
          <table:table-cell office:value-type="float" office:value="0" calcext:value-type="float">
            <text:p>0</text:p>
          </table:table-cell>
          <table:table-cell office:value-type="float" office:value="4241" calcext:value-type="float">
            <text:p>424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90891" calcext:value-type="float">
            <text:p>1090891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2.683196" calcext:value-type="float">
            <text:p>1062,683196</text:p>
          </table:table-cell>
          <table:table-cell office:value-type="float" office:value="1021.80988828109" calcext:value-type="float">
            <text:p>1021,80988828109</text:p>
          </table:table-cell>
          <table:table-cell office:value-type="float" office:value="96.1537636171572" calcext:value-type="float">
            <text:p>96,1537636171572</text:p>
          </table:table-cell>
          <table:table-cell office:value-type="float" office:value="229.170467076912" calcext:value-type="float">
            <text:p>229,170467076912</text:p>
          </table:table-cell>
          <table:table-cell office:value-type="float" office:value="0" calcext:value-type="float">
            <text:p>0</text:p>
          </table:table-cell>
          <table:table-cell office:value-type="float" office:value="17037" calcext:value-type="float">
            <text:p>1703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57125" calcext:value-type="float">
            <text:p>2157125</text:p>
          </table:table-cell>
          <table:table-cell table:number-columns-repeated="2" office:value-type="float" office:value="499960" calcext:value-type="float">
            <text:p>49996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111.4193075446" calcext:value-type="float">
            <text:p>2111,4193075446</text:p>
          </table:table-cell>
          <table:table-cell office:value-type="float" office:value="1778.82382197024" calcext:value-type="float">
            <text:p>1778,82382197024</text:p>
          </table:table-cell>
          <table:table-cell office:value-type="float" office:value="84.2477766312961" calcext:value-type="float">
            <text:p>84,2477766312961</text:p>
          </table:table-cell>
          <table:table-cell office:value-type="float" office:value="231.771455061714" calcext:value-type="float">
            <text:p>231,771455061714</text:p>
          </table:table-cell>
          <table:table-cell office:value-type="float" office:value="0.0080006400512041" calcext:value-type="float">
            <text:p>0,008000640051204</text:p>
          </table:table-cell>
          <table:table-cell office:value-type="float" office:value="65356" calcext:value-type="float">
            <text:p>6535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43528" calcext:value-type="float">
            <text:p>3243528</text:p>
          </table:table-cell>
          <table:table-cell table:number-columns-repeated="2" office:value-type="float" office:value="749883" calcext:value-type="float">
            <text:p>749883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3147.20532936471" calcext:value-type="float">
            <text:p>3147,20532936471</text:p>
          </table:table-cell>
          <table:table-cell office:value-type="float" office:value="1773.67840723949" calcext:value-type="float">
            <text:p>1773,67840723949</text:p>
          </table:table-cell>
          <table:table-cell office:value-type="float" office:value="56.3572510090252" calcext:value-type="float">
            <text:p>56,3572510090252</text:p>
          </table:table-cell>
          <table:table-cell office:value-type="float" office:value="231.19362619962" calcext:value-type="float">
            <text:p>231,19362619962</text:p>
          </table:table-cell>
          <table:table-cell office:value-type="float" office:value="0.0156024339797008" calcext:value-type="float">
            <text:p>0,015602433979701</text:p>
          </table:table-cell>
          <table:table-cell office:value-type="float" office:value="66284" calcext:value-type="float">
            <text:p>6628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15638" calcext:value-type="float">
            <text:p>4315638</text:p>
          </table:table-cell>
          <table:table-cell table:number-columns-repeated="2" office:value-type="float" office:value="999808" calcext:value-type="float">
            <text:p>999808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4065.22365894252" calcext:value-type="float">
            <text:p>4065,22365894252</text:p>
          </table:table-cell>
          <table:table-cell office:value-type="float" office:value="1654.94712909999" calcext:value-type="float">
            <text:p>1654,94712909999</text:p>
          </table:table-cell>
          <table:table-cell office:value-type="float" office:value="40.7098666135996" calcext:value-type="float">
            <text:p>40,7098666135996</text:p>
          </table:table-cell>
          <table:table-cell office:value-type="float" office:value="231.67096035395" calcext:value-type="float">
            <text:p>231,67096035395</text:p>
          </table:table-cell>
          <table:table-cell office:value-type="float" office:value="0.0192036871079247" calcext:value-type="float">
            <text:p>0,019203687107925</text:p>
          </table:table-cell>
          <table:table-cell office:value-type="float" office:value="69289" calcext:value-type="float">
            <text:p>69289</text:p>
          </table:table-cell>
          <table:table-cell office:value-type="float" office:value="101" calcext:value-type="float">
            <text:p>101</text:p>
          </table:table-cell>
        </table:table-row>
      </table:table>
      <table:table table:name="MNG_ON-1ReqsPerSec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0661" calcext:value-type="float">
            <text:p>1110661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3984" calcext:value-type="float">
            <text:p>110,3984</text:p>
          </table:table-cell>
          <table:table-cell office:value-type="float" office:value="5.34604465737945" calcext:value-type="float">
            <text:p>5,34604465737945</text:p>
          </table:table-cell>
          <table:table-cell office:value-type="float" office:value="4.84250193606017" calcext:value-type="float">
            <text:p>4,84250193606017</text:p>
          </table:table-cell>
          <table:table-cell office:value-type="float" office:value="4.50182368877632" calcext:value-type="float">
            <text:p>4,50182368877632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8095" calcext:value-type="float">
            <text:p>1118095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.8648" calcext:value-type="float">
            <text:p>117,8648</text:p>
          </table:table-cell>
          <table:table-cell office:value-type="float" office:value="7.36043059568226" calcext:value-type="float">
            <text:p>7,36043059568226</text:p>
          </table:table-cell>
          <table:table-cell office:value-type="float" office:value="6.24480811546981" calcext:value-type="float">
            <text:p>6,24480811546981</text:p>
          </table:table-cell>
          <table:table-cell office:value-type="float" office:value="8.94378384663199" calcext:value-type="float">
            <text:p>8,9437838466319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22101" calcext:value-type="float">
            <text:p>1122101</text:p>
          </table:table-cell>
          <table:table-cell table:number-columns-repeated="2"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841733333333" calcext:value-type="float">
            <text:p>121,841733333333</text:p>
          </table:table-cell>
          <table:table-cell office:value-type="float" office:value="9.21721299869182" calcext:value-type="float">
            <text:p>9,21721299869182</text:p>
          </table:table-cell>
          <table:table-cell office:value-type="float" office:value="7.56490633096582" calcext:value-type="float">
            <text:p>7,56490633096582</text:p>
          </table:table-cell>
          <table:table-cell office:value-type="float" office:value="13.3677806186787" calcext:value-type="float">
            <text:p>13,3677806186787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6616" calcext:value-type="float">
            <text:p>1136616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.35305" calcext:value-type="float">
            <text:p>136,35305</text:p>
          </table:table-cell>
          <table:table-cell office:value-type="float" office:value="12.6443070044381" calcext:value-type="float">
            <text:p>12,6443070044381</text:p>
          </table:table-cell>
          <table:table-cell office:value-type="float" office:value="9.27321171359062" calcext:value-type="float">
            <text:p>9,27321171359062</text:p>
          </table:table-cell>
          <table:table-cell office:value-type="float" office:value="17.5960922598309" calcext:value-type="float">
            <text:p>17,596092259830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63019" calcext:value-type="float">
            <text:p>1163019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996575" calcext:value-type="float">
            <text:p>161,996575</text:p>
          </table:table-cell>
          <table:table-cell office:value-type="float" office:value="24.4062994932814" calcext:value-type="float">
            <text:p>24,4062994932814</text:p>
          </table:table-cell>
          <table:table-cell office:value-type="float" office:value="15.0659354947976" calcext:value-type="float">
            <text:p>15,0659354947976</text:p>
          </table:table-cell>
          <table:table-cell office:value-type="float" office:value="34.3932472298389" calcext:value-type="float">
            <text:p>34,3932472298389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4578" calcext:value-type="float">
            <text:p>1234578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.616216666667" calcext:value-type="float">
            <text:p>232,616216666667</text:p>
          </table:table-cell>
          <table:table-cell office:value-type="float" office:value="33.0872559524282" calcext:value-type="float">
            <text:p>33,0872559524282</text:p>
          </table:table-cell>
          <table:table-cell office:value-type="float" office:value="14.2239678843378" calcext:value-type="float">
            <text:p>14,2239678843378</text:p>
          </table:table-cell>
          <table:table-cell office:value-type="float" office:value="48.5996024552519" calcext:value-type="float">
            <text:p>48,5996024552519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5786" calcext:value-type="float">
            <text:p>1305786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2.4889375" calcext:value-type="float">
            <text:p>302,4889375</text:p>
          </table:table-cell>
          <table:table-cell office:value-type="float" office:value="66.1482764140684" calcext:value-type="float">
            <text:p>66,1482764140684</text:p>
          </table:table-cell>
          <table:table-cell office:value-type="float" office:value="21.8679985326962" calcext:value-type="float">
            <text:p>21,8679985326962</text:p>
          </table:table-cell>
          <table:table-cell office:value-type="float" office:value="61.2657816824503" calcext:value-type="float">
            <text:p>61,2657816824503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3488" calcext:value-type="float">
            <text:p>1333488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.90919" calcext:value-type="float">
            <text:p>328,90919</text:p>
          </table:table-cell>
          <table:table-cell office:value-type="float" office:value="162.016378297419" calcext:value-type="float">
            <text:p>162,016378297419</text:p>
          </table:table-cell>
          <table:table-cell office:value-type="float" office:value="49.2586960849037" calcext:value-type="float">
            <text:p>49,2586960849037</text:p>
          </table:table-cell>
          <table:table-cell office:value-type="float" office:value="74.9913010090829" calcext:value-type="float">
            <text:p>74,9913010090829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31037" calcext:value-type="float">
            <text:p>1631037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.387164" calcext:value-type="float">
            <text:p>597,387164</text:p>
          </table:table-cell>
          <table:table-cell office:value-type="float" office:value="503.380962100882" calcext:value-type="float">
            <text:p>503,380962100882</text:p>
          </table:table-cell>
          <table:table-cell office:value-type="float" office:value="84.2637727148891" calcext:value-type="float">
            <text:p>84,2637727148891</text:p>
          </table:table-cell>
          <table:table-cell office:value-type="float" office:value="153.276719044387" calcext:value-type="float">
            <text:p>153,276719044387</text:p>
          </table:table-cell>
          <table:table-cell office:value-type="float" office:value="0" calcext:value-type="float">
            <text:p>0</text:p>
          </table:table-cell>
          <table:table-cell office:value-type="float" office:value="15417" calcext:value-type="float">
            <text:p>1541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303569" calcext:value-type="float">
            <text:p>2303569</text:p>
          </table:table-cell>
          <table:table-cell table:number-columns-repeated="2" office:value-type="float" office:value="499983" calcext:value-type="float">
            <text:p>49998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23.70841808622" calcext:value-type="float">
            <text:p>1223,70841808622</text:p>
          </table:table-cell>
          <table:table-cell office:value-type="float" office:value="1373.29935649562" calcext:value-type="float">
            <text:p>1373,29935649562</text:p>
          </table:table-cell>
          <table:table-cell office:value-type="float" office:value="112.224393997661" calcext:value-type="float">
            <text:p>112,224393997661</text:p>
          </table:table-cell>
          <table:table-cell office:value-type="float" office:value="217.047112545793" calcext:value-type="float">
            <text:p>217,047112545793</text:p>
          </table:table-cell>
          <table:table-cell office:value-type="float" office:value="0.00340011560393053" calcext:value-type="float">
            <text:p>0,003400115603931</text:p>
          </table:table-cell>
          <table:table-cell office:value-type="float" office:value="64582" calcext:value-type="float">
            <text:p>645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330388" calcext:value-type="float">
            <text:p>3330388</text:p>
          </table:table-cell>
          <table:table-cell table:number-columns-repeated="2" office:value-type="float" office:value="750000" calcext:value-type="float">
            <text:p>7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4.84163066667" calcext:value-type="float">
            <text:p>2264,84163066667</text:p>
          </table:table-cell>
          <table:table-cell office:value-type="float" office:value="1441.34963797646" calcext:value-type="float">
            <text:p>1441,34963797646</text:p>
          </table:table-cell>
          <table:table-cell office:value-type="float" office:value="63.6401953434681" calcext:value-type="float">
            <text:p>63,6401953434681</text:p>
          </table:table-cell>
          <table:table-cell office:value-type="float" office:value="225.198985823874" calcext:value-type="float">
            <text:p>225,198985823874</text:p>
          </table:table-cell>
          <table:table-cell office:value-type="float" office:value="0" calcext:value-type="float">
            <text:p>0</text:p>
          </table:table-cell>
          <table:table-cell office:value-type="float" office:value="64605" calcext:value-type="float">
            <text:p>6460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66292" calcext:value-type="float">
            <text:p>4366292</text:p>
          </table:table-cell>
          <table:table-cell table:number-columns-repeated="2" office:value-type="float" office:value="999989" calcext:value-type="float">
            <text:p>99998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300.61898680886" calcext:value-type="float">
            <text:p>3300,61898680886</text:p>
          </table:table-cell>
          <table:table-cell office:value-type="float" office:value="1712.73728437365" calcext:value-type="float">
            <text:p>1712,73728437365</text:p>
          </table:table-cell>
          <table:table-cell office:value-type="float" office:value="51.8913964689264" calcext:value-type="float">
            <text:p>51,8913964689264</text:p>
          </table:table-cell>
          <table:table-cell office:value-type="float" office:value="229.024765178325" calcext:value-type="float">
            <text:p>229,024765178325</text:p>
          </table:table-cell>
          <table:table-cell office:value-type="float" office:value="0.0011000121001331" calcext:value-type="float">
            <text:p>0,001100012100133</text:p>
          </table:table-cell>
          <table:table-cell office:value-type="float" office:value="66215" calcext:value-type="float">
            <text:p>66215</text:p>
          </table:table-cell>
          <table:table-cell office:value-type="float" office:value="102" calcext:value-type="float">
            <text:p>102</text:p>
          </table:table-cell>
        </table:table-row>
      </table:table>
      <table:table table:name="MNG_ON-10ReqsPerSec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8775" calcext:value-type="float">
            <text:p>208775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553" calcext:value-type="float">
            <text:p>108,553</text:p>
          </table:table-cell>
          <table:table-cell office:value-type="float" office:value="3.90182468175712" calcext:value-type="float">
            <text:p>3,90182468175712</text:p>
          </table:table-cell>
          <table:table-cell office:value-type="float" office:value="3.59439599251713" calcext:value-type="float">
            <text:p>3,59439599251713</text:p>
          </table:table-cell>
          <table:table-cell office:value-type="float" office:value="23.9492276374087" calcext:value-type="float">
            <text:p>23,9492276374087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6170" calcext:value-type="float">
            <text:p>216170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.9351" calcext:value-type="float">
            <text:p>115,9351</text:p>
          </table:table-cell>
          <table:table-cell office:value-type="float" office:value="6.89195457717114" calcext:value-type="float">
            <text:p>6,89195457717114</text:p>
          </table:table-cell>
          <table:table-cell office:value-type="float" office:value="5.94466609091737" calcext:value-type="float">
            <text:p>5,94466609091737</text:p>
          </table:table-cell>
          <table:table-cell office:value-type="float" office:value="46.2598880510709" calcext:value-type="float">
            <text:p>46,2598880510709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1154" calcext:value-type="float">
            <text:p>221154</text:p>
          </table:table-cell>
          <table:table-cell table:number-columns-repeated="2"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939333333333" calcext:value-type="float">
            <text:p>120,939333333333</text:p>
          </table:table-cell>
          <table:table-cell office:value-type="float" office:value="9.11981711950269" calcext:value-type="float">
            <text:p>9,11981711950269</text:p>
          </table:table-cell>
          <table:table-cell office:value-type="float" office:value="7.54081973841101" calcext:value-type="float">
            <text:p>7,54081973841101</text:p>
          </table:table-cell>
          <table:table-cell office:value-type="float" office:value="67.8260397731897" calcext:value-type="float">
            <text:p>67,8260397731897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4931" calcext:value-type="float">
            <text:p>234931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5037" calcext:value-type="float">
            <text:p>134,5037</text:p>
          </table:table-cell>
          <table:table-cell office:value-type="float" office:value="12.7185130553346" calcext:value-type="float">
            <text:p>12,7185130553346</text:p>
          </table:table-cell>
          <table:table-cell office:value-type="float" office:value="9.45588341089099" calcext:value-type="float">
            <text:p>9,45588341089099</text:p>
          </table:table-cell>
          <table:table-cell office:value-type="float" office:value="85.1313790006427" calcext:value-type="float">
            <text:p>85,1313790006427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1953" calcext:value-type="float">
            <text:p>261953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412375" calcext:value-type="float">
            <text:p>161,412375</text:p>
          </table:table-cell>
          <table:table-cell office:value-type="float" office:value="24.0612259750882" calcext:value-type="float">
            <text:p>24,0612259750882</text:p>
          </table:table-cell>
          <table:table-cell office:value-type="float" office:value="14.9066798472473" calcext:value-type="float">
            <text:p>14,9066798472473</text:p>
          </table:table-cell>
          <table:table-cell office:value-type="float" office:value="152.6991483205" calcext:value-type="float">
            <text:p>152,6991483205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34619" calcext:value-type="float">
            <text:p>334619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.839133333333" calcext:value-type="float">
            <text:p>233,839133333333</text:p>
          </table:table-cell>
          <table:table-cell office:value-type="float" office:value="27.7553843654087" calcext:value-type="float">
            <text:p>27,7553843654087</text:p>
          </table:table-cell>
          <table:table-cell office:value-type="float" office:value="11.869435183821" calcext:value-type="float">
            <text:p>11,869435183821</text:p>
          </table:table-cell>
          <table:table-cell office:value-type="float" office:value="179.308407472379" calcext:value-type="float">
            <text:p>179,308407472379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8843" calcext:value-type="float">
            <text:p>418843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3.4419625" calcext:value-type="float">
            <text:p>313,4419625</text:p>
          </table:table-cell>
          <table:table-cell office:value-type="float" office:value="53.5079729614029" calcext:value-type="float">
            <text:p>53,5079729614029</text:p>
          </table:table-cell>
          <table:table-cell office:value-type="float" office:value="17.0710942895538" calcext:value-type="float">
            <text:p>17,0710942895538</text:p>
          </table:table-cell>
          <table:table-cell office:value-type="float" office:value="191.002356491573" calcext:value-type="float">
            <text:p>191,002356491573</text:p>
          </table:table-cell>
          <table:table-cell office:value-type="float" office:value="0" calcext:value-type="float">
            <text:p>0</text:p>
          </table:table-cell>
          <table:table-cell office:value-type="float" office:value="1469" calcext:value-type="float">
            <text:p>146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1197" calcext:value-type="float">
            <text:p>511197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.1234" calcext:value-type="float">
            <text:p>395,1234</text:p>
          </table:table-cell>
          <table:table-cell office:value-type="float" office:value="218.517130701014" calcext:value-type="float">
            <text:p>218,517130701014</text:p>
          </table:table-cell>
          <table:table-cell office:value-type="float" office:value="55.3035154842801" calcext:value-type="float">
            <text:p>55,3035154842801</text:p>
          </table:table-cell>
          <table:table-cell office:value-type="float" office:value="195.619301365227" calcext:value-type="float">
            <text:p>195,619301365227</text:p>
          </table:table-cell>
          <table:table-cell office:value-type="float" office:value="0" calcext:value-type="float">
            <text:p>0</text:p>
          </table:table-cell>
          <table:table-cell office:value-type="float" office:value="7330" calcext:value-type="float">
            <text:p>733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15697" calcext:value-type="float">
            <text:p>1215697</text:p>
          </table:table-cell>
          <table:table-cell table:number-columns-repeated="2" office:value-type="float" office:value="249978" calcext:value-type="float">
            <text:p>2499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31.57470657418" calcext:value-type="float">
            <text:p>1031,57470657418</text:p>
          </table:table-cell>
          <table:table-cell office:value-type="float" office:value="2043.76601364665" calcext:value-type="float">
            <text:p>2043,76601364665</text:p>
          </table:table-cell>
          <table:table-cell office:value-type="float" office:value="198.120989262515" calcext:value-type="float">
            <text:p>198,120989262515</text:p>
          </table:table-cell>
          <table:table-cell office:value-type="float" office:value="205.625250370775" calcext:value-type="float">
            <text:p>205,625250370775</text:p>
          </table:table-cell>
          <table:table-cell office:value-type="float" office:value="0.0088007744681532" calcext:value-type="float">
            <text:p>0,008800774468153</text:p>
          </table:table-cell>
          <table:table-cell office:value-type="float" office:value="63666" calcext:value-type="float">
            <text:p>636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17716" calcext:value-type="float">
            <text:p>2217716</text:p>
          </table:table-cell>
          <table:table-cell table:number-columns-repeated="2" office:value-type="float" office:value="499967" calcext:value-type="float">
            <text:p>49996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086.40875697796" calcext:value-type="float">
            <text:p>2086,40875697796</text:p>
          </table:table-cell>
          <table:table-cell office:value-type="float" office:value="1051.47894546915" calcext:value-type="float">
            <text:p>1051,47894546915</text:p>
          </table:table-cell>
          <table:table-cell office:value-type="float" office:value="50.3965937620082" calcext:value-type="float">
            <text:p>50,3965937620082</text:p>
          </table:table-cell>
          <table:table-cell office:value-type="float" office:value="225.442301899792" calcext:value-type="float">
            <text:p>225,442301899792</text:p>
          </table:table-cell>
          <table:table-cell office:value-type="float" office:value="0.0066004356287515" calcext:value-type="float">
            <text:p>0,006600435628752</text:p>
          </table:table-cell>
          <table:table-cell office:value-type="float" office:value="64676" calcext:value-type="float">
            <text:p>6467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73645" calcext:value-type="float">
            <text:p>3273645</text:p>
          </table:table-cell>
          <table:table-cell table:number-columns-repeated="2" office:value-type="float" office:value="749994" calcext:value-type="float">
            <text:p>7499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37.31172116044" calcext:value-type="float">
            <text:p>3137,31172116044</text:p>
          </table:table-cell>
          <table:table-cell office:value-type="float" office:value="1484.26543532402" calcext:value-type="float">
            <text:p>1484,26543532402</text:p>
          </table:table-cell>
          <table:table-cell office:value-type="float" office:value="47.3101039119892" calcext:value-type="float">
            <text:p>47,3101039119892</text:p>
          </table:table-cell>
          <table:table-cell office:value-type="float" office:value="229.100589709636" calcext:value-type="float">
            <text:p>229,100589709636</text:p>
          </table:table-cell>
          <table:table-cell table:style-name="ce1" office:value-type="float" office:value="0.000800006400051201" calcext:value-type="float">
            <text:p>8,00E-04</text:p>
          </table:table-cell>
          <table:table-cell office:value-type="float" office:value="66749" calcext:value-type="float">
            <text:p>6674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46082" calcext:value-type="float">
            <text:p>4346082</text:p>
          </table:table-cell>
          <table:table-cell table:number-columns-repeated="2" office:value-type="float" office:value="999988" calcext:value-type="float">
            <text:p>99998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122.1007002084" calcext:value-type="float">
            <text:p>4122,1007002084</text:p>
          </table:table-cell>
          <table:table-cell office:value-type="float" office:value="1749.12138341099" calcext:value-type="float">
            <text:p>1749,12138341099</text:p>
          </table:table-cell>
          <table:table-cell office:value-type="float" office:value="42.4327669462941" calcext:value-type="float">
            <text:p>42,4327669462941</text:p>
          </table:table-cell>
          <table:table-cell office:value-type="float" office:value="230.08953811732" calcext:value-type="float">
            <text:p>230,08953811732</text:p>
          </table:table-cell>
          <table:table-cell office:value-type="float" office:value="0.0012000144001728" calcext:value-type="float">
            <text:p>0,001200014400173</text:p>
          </table:table-cell>
          <table:table-cell office:value-type="float" office:value="67402" calcext:value-type="float">
            <text:p>67402</text:p>
          </table:table-cell>
          <table:table-cell office:value-type="float" office:value="103" calcext:value-type="float">
            <text:p>103</text:p>
          </table:table-cell>
        </table:table-row>
      </table:table>
      <table:table table:name="MNG_ON-100ReqsPerSec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9342" calcext:value-type="float">
            <text:p>119342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8094" calcext:value-type="float">
            <text:p>108,8094</text:p>
          </table:table-cell>
          <table:table-cell office:value-type="float" office:value="4.90153819278508" calcext:value-type="float">
            <text:p>4,90153819278508</text:p>
          </table:table-cell>
          <table:table-cell office:value-type="float" office:value="4.50470105779931" calcext:value-type="float">
            <text:p>4,50470105779931</text:p>
          </table:table-cell>
          <table:table-cell office:value-type="float" office:value="41.8963985855776" calcext:value-type="float">
            <text:p>41,8963985855776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0472" calcext:value-type="float">
            <text:p>130472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.7098" calcext:value-type="float">
            <text:p>119,7098</text:p>
          </table:table-cell>
          <table:table-cell office:value-type="float" office:value="13.0557891114606" calcext:value-type="float">
            <text:p>13,0557891114606</text:p>
          </table:table-cell>
          <table:table-cell office:value-type="float" office:value="10.9061990843361" calcext:value-type="float">
            <text:p>10,9061990843361</text:p>
          </table:table-cell>
          <table:table-cell office:value-type="float" office:value="76.6447973511558" calcext:value-type="float">
            <text:p>76,6447973511558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806" calcext:value-type="float">
            <text:p>144806</text:p>
          </table:table-cell>
          <table:table-cell table:number-columns-repeated="2"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.927133333333" calcext:value-type="float">
            <text:p>133,927133333333</text:p>
          </table:table-cell>
          <table:table-cell office:value-type="float" office:value="22.4020612282004" calcext:value-type="float">
            <text:p>22,4020612282004</text:p>
          </table:table-cell>
          <table:table-cell office:value-type="float" office:value="16.7270519950902" calcext:value-type="float">
            <text:p>16,7270519950902</text:p>
          </table:table-cell>
          <table:table-cell office:value-type="float" office:value="103.586867947461" calcext:value-type="float">
            <text:p>103,58686794746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2832" calcext:value-type="float">
            <text:p>162832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.37705" calcext:value-type="float">
            <text:p>151,37705</text:p>
          </table:table-cell>
          <table:table-cell office:value-type="float" office:value="29.1981644960432" calcext:value-type="float">
            <text:p>29,1981644960432</text:p>
          </table:table-cell>
          <table:table-cell office:value-type="float" office:value="19.2883693373885" calcext:value-type="float">
            <text:p>19,2883693373885</text:p>
          </table:table-cell>
          <table:table-cell office:value-type="float" office:value="122.825980151322" calcext:value-type="float">
            <text:p>122,825980151322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6162" calcext:value-type="float">
            <text:p>246162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2.64735" calcext:value-type="float">
            <text:p>232,64735</text:p>
          </table:table-cell>
          <table:table-cell office:value-type="float" office:value="95.2668031481694" calcext:value-type="float">
            <text:p>95,2668031481694</text:p>
          </table:table-cell>
          <table:table-cell office:value-type="float" office:value="40.9490171060059" calcext:value-type="float">
            <text:p>40,9490171060059</text:p>
          </table:table-cell>
          <table:table-cell office:value-type="float" office:value="162.4946173658" calcext:value-type="float">
            <text:p>162,4946173658</text:p>
          </table:table-cell>
          <table:table-cell office:value-type="float" office:value="0" calcext:value-type="float">
            <text:p>0</text:p>
          </table:table-cell>
          <table:table-cell office:value-type="float" office:value="1501" calcext:value-type="float">
            <text:p>15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2848" calcext:value-type="float">
            <text:p>292848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7962" calcext:value-type="float">
            <text:p>275,7962</text:p>
          </table:table-cell>
          <table:table-cell office:value-type="float" office:value="130.507952903222" calcext:value-type="float">
            <text:p>130,507952903222</text:p>
          </table:table-cell>
          <table:table-cell office:value-type="float" office:value="47.3204318635361" calcext:value-type="float">
            <text:p>47,3204318635361</text:p>
          </table:table-cell>
          <table:table-cell office:value-type="float" office:value="204.884445172922" calcext:value-type="float">
            <text:p>204,884445172922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5158" calcext:value-type="float">
            <text:p>365158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.4369125" calcext:value-type="float">
            <text:p>347,4369125</text:p>
          </table:table-cell>
          <table:table-cell office:value-type="float" office:value="173.69989670591" calcext:value-type="float">
            <text:p>173,69989670591</text:p>
          </table:table-cell>
          <table:table-cell office:value-type="float" office:value="49.994658154208" calcext:value-type="float">
            <text:p>49,994658154208</text:p>
          </table:table-cell>
          <table:table-cell office:value-type="float" office:value="219.083246156458" calcext:value-type="float">
            <text:p>219,083246156458</text:p>
          </table:table-cell>
          <table:table-cell office:value-type="float" office:value="0" calcext:value-type="float">
            <text:p>0</text:p>
          </table:table-cell>
          <table:table-cell office:value-type="float" office:value="1930" calcext:value-type="float">
            <text:p>193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1672" calcext:value-type="float">
            <text:p>451672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.64978" calcext:value-type="float">
            <text:p>433,64978</text:p>
          </table:table-cell>
          <table:table-cell office:value-type="float" office:value="254.520567524797" calcext:value-type="float">
            <text:p>254,520567524797</text:p>
          </table:table-cell>
          <table:table-cell office:value-type="float" office:value="58.6926545944049" calcext:value-type="float">
            <text:p>58,6926545944049</text:p>
          </table:table-cell>
          <table:table-cell office:value-type="float" office:value="221.399599709524" calcext:value-type="float">
            <text:p>221,399599709524</text:p>
          </table:table-cell>
          <table:table-cell office:value-type="float" office:value="0" calcext:value-type="float">
            <text:p>0</text:p>
          </table:table-cell>
          <table:table-cell office:value-type="float" office:value="4001" calcext:value-type="float">
            <text:p>400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01483" calcext:value-type="float">
            <text:p>1101483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.58622" calcext:value-type="float">
            <text:p>1059,58622</text:p>
          </table:table-cell>
          <table:table-cell office:value-type="float" office:value="1105.19213242798" calcext:value-type="float">
            <text:p>1105,19213242798</text:p>
          </table:table-cell>
          <table:table-cell office:value-type="float" office:value="104.304124720307" calcext:value-type="float">
            <text:p>104,304124720307</text:p>
          </table:table-cell>
          <table:table-cell office:value-type="float" office:value="226.966734847474" calcext:value-type="float">
            <text:p>226,966734847474</text:p>
          </table:table-cell>
          <table:table-cell office:value-type="float" office:value="0" calcext:value-type="float">
            <text:p>0</text:p>
          </table:table-cell>
          <table:table-cell office:value-type="float" office:value="32360" calcext:value-type="float">
            <text:p>3236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78985" calcext:value-type="float">
            <text:p>2178985</text:p>
          </table:table-cell>
          <table:table-cell table:number-columns-repeated="2" office:value-type="float" office:value="499868" calcext:value-type="float">
            <text:p>499868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2131.73684852801" calcext:value-type="float">
            <text:p>2131,73684852801</text:p>
          </table:table-cell>
          <table:table-cell office:value-type="float" office:value="1603.05895760116" calcext:value-type="float">
            <text:p>1603,05895760116</text:p>
          </table:table-cell>
          <table:table-cell office:value-type="float" office:value="75.1996644758517" calcext:value-type="float">
            <text:p>75,1996644758517</text:p>
          </table:table-cell>
          <table:table-cell office:value-type="float" office:value="229.404057393695" calcext:value-type="float">
            <text:p>229,404057393695</text:p>
          </table:table-cell>
          <table:table-cell office:value-type="float" office:value="0.0264069714404603" calcext:value-type="float">
            <text:p>0,02640697144046</text:p>
          </table:table-cell>
          <table:table-cell office:value-type="float" office:value="64482" calcext:value-type="float">
            <text:p>6448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45182" calcext:value-type="float">
            <text:p>3245182</text:p>
          </table:table-cell>
          <table:table-cell table:number-columns-repeated="2" office:value-type="float" office:value="749977" calcext:value-type="float">
            <text:p>74997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177.05837112338" calcext:value-type="float">
            <text:p>3177,05837112338</text:p>
          </table:table-cell>
          <table:table-cell office:value-type="float" office:value="1728.28908502236" calcext:value-type="float">
            <text:p>1728,28908502236</text:p>
          </table:table-cell>
          <table:table-cell office:value-type="float" office:value="54.399034677202" calcext:value-type="float">
            <text:p>54,399034677202</text:p>
          </table:table-cell>
          <table:table-cell office:value-type="float" office:value="231.10475776089" calcext:value-type="float">
            <text:p>231,10475776089</text:p>
          </table:table-cell>
          <table:table-cell office:value-type="float" office:value="0.00306676071399523" calcext:value-type="float">
            <text:p>0,003066760713995</text:p>
          </table:table-cell>
          <table:table-cell office:value-type="float" office:value="67842" calcext:value-type="float">
            <text:p>6784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37400" calcext:value-type="float">
            <text:p>4337400</text:p>
          </table:table-cell>
          <table:table-cell table:number-columns-repeated="2" office:value-type="float" office:value="999815" calcext:value-type="float">
            <text:p>999815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4098.94059901082" calcext:value-type="float">
            <text:p>4098,94059901082</text:p>
          </table:table-cell>
          <table:table-cell office:value-type="float" office:value="1764.08790003966" calcext:value-type="float">
            <text:p>1764,08790003966</text:p>
          </table:table-cell>
          <table:table-cell office:value-type="float" office:value="43.0376546677787" calcext:value-type="float">
            <text:p>43,0376546677787</text:p>
          </table:table-cell>
          <table:table-cell office:value-type="float" office:value="230.510213491954" calcext:value-type="float">
            <text:p>230,510213491954</text:p>
          </table:table-cell>
          <table:table-cell office:value-type="float" office:value="0.0185034231332797" calcext:value-type="float">
            <text:p>0,01850342313328</text:p>
          </table:table-cell>
          <table:table-cell office:value-type="float" office:value="66813" calcext:value-type="float">
            <text:p>66813</text:p>
          </table:table-cell>
          <table:table-cell office:value-type="float" office:value="102" calcext:value-type="float">
            <text:p>102</text:p>
          </table:table-cell>
        </table:table-row>
      </table:table>
      <table:table table:name="MNG_ON-1000ReqsPerSec" table:style-name="ta1"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imultaneous user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invocation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w_failed</text:p>
          </table:table-cell>
          <table:table-cell office:value-type="string" calcext:value-type="string">
            <text:p>vm_fails</text:p>
          </table:table-cell>
          <table:table-cell office:value-type="string" calcext:value-type="string">
            <text:p>response time average (ms)</text:p>
          </table:table-cell>
          <table:table-cell office:value-type="string" calcext:value-type="string">
            <text:p>standard_deviation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fail_tax</text:p>
          </table:table-cell>
          <table:table-cell office:value-type="string" calcext:value-type="string">
            <text:p>hi_value</text:p>
          </table:table-cell>
          <table:table-cell office:value-type="string" calcext:value-type="string">
            <text:p>low_val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657" calcext:value-type="float">
            <text:p>111657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.1648" calcext:value-type="float">
            <text:p>110,1648</text:p>
          </table:table-cell>
          <table:table-cell office:value-type="float" office:value="6.28034469642405" calcext:value-type="float">
            <text:p>6,28034469642405</text:p>
          </table:table-cell>
          <table:table-cell office:value-type="float" office:value="5.70086333967297" calcext:value-type="float">
            <text:p>5,70086333967297</text:p>
          </table:table-cell>
          <table:table-cell office:value-type="float" office:value="44.7799958802404" calcext:value-type="float">
            <text:p>44,7799958802404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3419" calcext:value-type="float">
            <text:p>123419</text:p>
          </table:table-cell>
          <table:table-cell table:number-columns-repeated="2"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.4587" calcext:value-type="float">
            <text:p>121,4587</text:p>
          </table:table-cell>
          <table:table-cell office:value-type="float" office:value="13.378445073672" calcext:value-type="float">
            <text:p>13,378445073672</text:p>
          </table:table-cell>
          <table:table-cell office:value-type="float" office:value="11.0148100330993" calcext:value-type="float">
            <text:p>11,0148100330993</text:p>
          </table:table-cell>
          <table:table-cell office:value-type="float" office:value="81.0248016917979" calcext:value-type="float">
            <text:p>81,0248016917979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6815" calcext:value-type="float">
            <text:p>136815</text:p>
          </table:table-cell>
          <table:table-cell table:number-columns-repeated="2" office:value-type="float" office:value="15000" calcext:value-type="float">
            <text:p>1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.446866666667" calcext:value-type="float">
            <text:p>134,446866666667</text:p>
          </table:table-cell>
          <table:table-cell office:value-type="float" office:value="25.0734897619274" calcext:value-type="float">
            <text:p>25,0734897619274</text:p>
          </table:table-cell>
          <table:table-cell office:value-type="float" office:value="18.649367131844" calcext:value-type="float">
            <text:p>18,649367131844</text:p>
          </table:table-cell>
          <table:table-cell office:value-type="float" office:value="109.637101195044" calcext:value-type="float">
            <text:p>109,63710119504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1029" calcext:value-type="float">
            <text:p>161029</text:p>
          </table:table-cell>
          <table:table-cell table:number-columns-repeated="2"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.3902" calcext:value-type="float">
            <text:p>158,3902</text:p>
          </table:table-cell>
          <table:table-cell office:value-type="float" office:value="30.0335153547204" calcext:value-type="float">
            <text:p>30,0335153547204</text:p>
          </table:table-cell>
          <table:table-cell office:value-type="float" office:value="18.9617257600031" calcext:value-type="float">
            <text:p>18,9617257600031</text:p>
          </table:table-cell>
          <table:table-cell office:value-type="float" office:value="124.201230834198" calcext:value-type="float">
            <text:p>124,201230834198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2277" calcext:value-type="float">
            <text:p>252277</text:p>
          </table:table-cell>
          <table:table-cell table:number-columns-repeated="2"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6.764475" calcext:value-type="float">
            <text:p>246,764475</text:p>
          </table:table-cell>
          <table:table-cell office:value-type="float" office:value="106.870237129727" calcext:value-type="float">
            <text:p>106,870237129727</text:p>
          </table:table-cell>
          <table:table-cell office:value-type="float" office:value="43.3085990719396" calcext:value-type="float">
            <text:p>43,3085990719396</text:p>
          </table:table-cell>
          <table:table-cell office:value-type="float" office:value="158.555873107735" calcext:value-type="float">
            <text:p>158,555873107735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9130" calcext:value-type="float">
            <text:p>289130</text:p>
          </table:table-cell>
          <table:table-cell table:number-columns-repeated="2"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354683333333" calcext:value-type="float">
            <text:p>284,354683333333</text:p>
          </table:table-cell>
          <table:table-cell office:value-type="float" office:value="128.437548714534" calcext:value-type="float">
            <text:p>128,437548714534</text:p>
          </table:table-cell>
          <table:table-cell office:value-type="float" office:value="45.1680792483991" calcext:value-type="float">
            <text:p>45,1680792483991</text:p>
          </table:table-cell>
          <table:table-cell office:value-type="float" office:value="207.519109051292" calcext:value-type="float">
            <text:p>207,519109051292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5233" calcext:value-type="float">
            <text:p>365233</text:p>
          </table:table-cell>
          <table:table-cell table:number-columns-repeated="2"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7.9645125" calcext:value-type="float">
            <text:p>357,9645125</text:p>
          </table:table-cell>
          <table:table-cell office:value-type="float" office:value="174.135051442376" calcext:value-type="float">
            <text:p>174,135051442376</text:p>
          </table:table-cell>
          <table:table-cell office:value-type="float" office:value="48.6458979484388" calcext:value-type="float">
            <text:p>48,6458979484388</text:p>
          </table:table-cell>
          <table:table-cell office:value-type="float" office:value="219.038257769698" calcext:value-type="float">
            <text:p>219,038257769698</text:p>
          </table:table-cell>
          <table:table-cell office:value-type="float" office:value="0" calcext:value-type="float">
            <text:p>0</text:p>
          </table:table-cell>
          <table:table-cell office:value-type="float" office:value="2143" calcext:value-type="float">
            <text:p>214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2591" calcext:value-type="float">
            <text:p>452591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4.12999" calcext:value-type="float">
            <text:p>444,12999</text:p>
          </table:table-cell>
          <table:table-cell office:value-type="float" office:value="264.810886069009" calcext:value-type="float">
            <text:p>264,810886069009</text:p>
          </table:table-cell>
          <table:table-cell office:value-type="float" office:value="59.6246351364404" calcext:value-type="float">
            <text:p>59,6246351364404</text:p>
          </table:table-cell>
          <table:table-cell office:value-type="float" office:value="220.950040986233" calcext:value-type="float">
            <text:p>220,950040986233</text:p>
          </table:table-cell>
          <table:table-cell office:value-type="float" office:value="0" calcext:value-type="float">
            <text:p>0</text:p>
          </table:table-cell>
          <table:table-cell office:value-type="float" office:value="3449" calcext:value-type="float">
            <text:p>344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13124" calcext:value-type="float">
            <text:p>1113124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6.890268" calcext:value-type="float">
            <text:p>1086,890268</text:p>
          </table:table-cell>
          <table:table-cell office:value-type="float" office:value="1025.05778550906" calcext:value-type="float">
            <text:p>1025,05778550906</text:p>
          </table:table-cell>
          <table:table-cell office:value-type="float" office:value="94.3110648506664" calcext:value-type="float">
            <text:p>94,3110648506664</text:p>
          </table:table-cell>
          <table:table-cell office:value-type="float" office:value="224.593127090962" calcext:value-type="float">
            <text:p>224,593127090962</text:p>
          </table:table-cell>
          <table:table-cell office:value-type="float" office:value="0" calcext:value-type="float">
            <text:p>0</text:p>
          </table:table-cell>
          <table:table-cell office:value-type="float" office:value="16912" calcext:value-type="float">
            <text:p>1691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172215" calcext:value-type="float">
            <text:p>2172215</text:p>
          </table:table-cell>
          <table:table-cell table:number-columns-repeated="2" office:value-type="float" office:value="500000" calcext:value-type="float">
            <text:p>5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3.294634" calcext:value-type="float">
            <text:p>2133,294634</text:p>
          </table:table-cell>
          <table:table-cell office:value-type="float" office:value="1656.09380644401" calcext:value-type="float">
            <text:p>1656,09380644401</text:p>
          </table:table-cell>
          <table:table-cell office:value-type="float" office:value="77.6308054241328" calcext:value-type="float">
            <text:p>77,6308054241328</text:p>
          </table:table-cell>
          <table:table-cell office:value-type="float" office:value="230.179793436653" calcext:value-type="float">
            <text:p>230,179793436653</text:p>
          </table:table-cell>
          <table:table-cell office:value-type="float" office:value="0" calcext:value-type="float">
            <text:p>0</text:p>
          </table:table-cell>
          <table:table-cell office:value-type="float" office:value="65271" calcext:value-type="float">
            <text:p>6527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263661" calcext:value-type="float">
            <text:p>3263661</text:p>
          </table:table-cell>
          <table:table-cell table:number-columns-repeated="2" office:value-type="float" office:value="749970" calcext:value-type="float">
            <text:p>7499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94.76047308559" calcext:value-type="float">
            <text:p>3194,76047308559</text:p>
          </table:table-cell>
          <table:table-cell office:value-type="float" office:value="1769.20088304468" calcext:value-type="float">
            <text:p>1769,20088304468</text:p>
          </table:table-cell>
          <table:table-cell office:value-type="float" office:value="55.3782012125604" calcext:value-type="float">
            <text:p>55,3782012125604</text:p>
          </table:table-cell>
          <table:table-cell office:value-type="float" office:value="229.794087069705" calcext:value-type="float">
            <text:p>229,794087069705</text:p>
          </table:table-cell>
          <table:table-cell office:value-type="float" office:value="0.00400016000640026" calcext:value-type="float">
            <text:p>0,0040001600064</text:p>
          </table:table-cell>
          <table:table-cell office:value-type="float" office:value="66836" calcext:value-type="float">
            <text:p>6683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371754" calcext:value-type="float">
            <text:p>4371754</text:p>
          </table:table-cell>
          <table:table-cell table:number-columns-repeated="2" office:value-type="float" office:value="999978" calcext:value-type="float">
            <text:p>99997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148.0502591057" calcext:value-type="float">
            <text:p>4148,0502591057</text:p>
          </table:table-cell>
          <table:table-cell office:value-type="float" office:value="1713.90003798614" calcext:value-type="float">
            <text:p>1713,90003798614</text:p>
          </table:table-cell>
          <table:table-cell office:value-type="float" office:value="41.3182080960526" calcext:value-type="float">
            <text:p>41,3182080960526</text:p>
          </table:table-cell>
          <table:table-cell office:value-type="float" office:value="228.736109122334" calcext:value-type="float">
            <text:p>228,736109122334</text:p>
          </table:table-cell>
          <table:table-cell office:value-type="float" office:value="0.00220004840106482" calcext:value-type="float">
            <text:p>0,002200048401065</text:p>
          </table:table-cell>
          <table:table-cell office:value-type="float" office:value="68134" calcext:value-type="float">
            <text:p>68134</text:p>
          </table:table-cell>
          <table:table-cell office:value-type="float" office:value="102" calcext:value-type="float">
            <text:p>1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15:41:37.65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3T16:16:32.014000000</dc:date>
    <meta:editing-duration>PT52M7S</meta:editing-duration>
    <meta:editing-cycles>9</meta:editing-cycles>
    <meta:generator>LibreOffice/5.2.2.2$Windows_x86 LibreOffice_project/8f96e87c890bf8fa77463cd4b640a2312823f3ad</meta:generator>
    <meta:document-statistic meta:table-count="8" meta:cell-count="1352" meta:object-count="0"/>
  </office:meta>
</office:document-meta>
</file>